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Great Thou Art</text:p>
      <text:p text:style-name="P1"/>
      <text:p text:style-name="P3">O Lord my God! When I in awesome wonder</text:p>
      <text:p text:style-name="P3">Consider all the worlds Thy hands have made,</text:p>
      <text:p text:style-name="P3">I see the stars, I hear the rolling thunder,</text:p>
      <text:p text:style-name="P3">Thy pow'r throughout the universe displayed.</text:p>
      <text:p text:style-name="P3"/>
      <text:p text:style-name="P3">When through the woods and forest glades I wander</text:p>
      <text:p text:style-name="P3">And hear the birds sing sweetly in the trees;</text:p>
      <text:p text:style-name="P3">When I look down from lofty mountain grandeur</text:p>
      <text:p text:style-name="P3">And hear the brook and feel the gentle breeze.</text:p>
      <text:p text:style-name="P3"/>
      <text:p text:style-name="P3">And when I think that God, His Son not sparing</text:p>
      <text:p text:style-name="P3">Sent Him to die, I scarce can take it in;</text:p>
      <text:p text:style-name="P3">That on the cross, my burden gladly bearing,</text:p>
      <text:p text:style-name="P3">He bled and died to take away my sin;</text:p>
      <text:p text:style-name="P3"/>
      <text:p text:style-name="P3">When Christ shall come with shout of acclamation</text:p>
      <text:p text:style-name="P3">And take me home, what joy shall fill my heart;</text:p>
      <text:p text:style-name="P3">Then I shall bow in humble adoration</text:p>
      <text:p text:style-name="P3">And there proclaim, my God how great Thou art!</text:p>
      <text:p text:style-name="P3"/>
      <text:p text:style-name="P4">Refrain</text:p>
      <text:p text:style-name="P4">Then sings my soul, my Saviour God to Thee;</text:p>
      <text:p text:style-name="P4">How great Thou art, how great Thou art!</text:p>
      <text:p text:style-name="P4">Then sings my soul, my Saviour God to Thee;</text:p>
      <text:p text:style-name="P4">How great Thou art, how great Thou art!</text:p>
      <text:p text:style-name="P3"/>
      <text:p text:style-name="P3"/>
      <text:p text:style-name="P3">Composer: Swedish Melody</text:p>
      <text:p text:style-name="P3"><text:tab/><text:tab/><text:tab/>Arr. By Stuart K. Hine (1899-</text:p>
      <text:p text:style-name="P3">Lyricist: Carl Boberg (1859-1940)</text:p>
      <text:p text:style-name="P3"><text:tab/><text:tab/><text:tab/>Tr. By Stuart K. Hine</text:p>
      <text:p text:style-name="P3">Copyright: 1955 by Manna Music, Inc.</text:p>
      <text:p text:style-name="P3"/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4:19:20</meta:creation-date>
    <meta:editing-duration>PT10M41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8" meta:word-count="202" meta:character-count="1046"/>
    <dc:date>2018-11-04T14:30:00</dc:date>
    <dc:creator>Hank Warren</dc:creator>
    <meta:template xlink:type="simple" xlink:actuate="onRequest" xlink:title="TubaHymn" xlink:href="../../../../Library/Application%20Support/OpenOffice/4/user/template/TubaHymn.ott" meta:date="2018-11-04T14:19:20"/>
  </office:meta>
</office:document-meta>
</file>